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67" officeooo:paragraph-rsid="00087b67"/>
    </style:style>
    <style:style style:name="P2" style:family="paragraph" style:parent-style-name="Standard">
      <style:text-properties officeooo:rsid="00087b67" officeooo:paragraph-rsid="000f3b0a"/>
    </style:style>
    <style:style style:name="P3" style:family="paragraph" style:parent-style-name="Standard">
      <style:text-properties officeooo:rsid="001feae6" officeooo:paragraph-rsid="001feae6"/>
    </style:style>
    <style:style style:name="P4" style:family="paragraph" style:parent-style-name="Standard">
      <style:text-properties officeooo:rsid="00150433" officeooo:paragraph-rsid="00240b3a"/>
    </style:style>
    <style:style style:name="P5" style:family="paragraph" style:parent-style-name="Title">
      <style:text-properties officeooo:rsid="00087b67" officeooo:paragraph-rsid="00087b67"/>
    </style:style>
    <style:style style:name="P6" style:family="paragraph" style:parent-style-name="Standard">
      <style:text-properties officeooo:rsid="00150433" officeooo:paragraph-rsid="00240b3a"/>
    </style:style>
    <style:style style:name="T1" style:family="text">
      <style:text-properties officeooo:rsid="00112def"/>
    </style:style>
    <style:style style:name="T2" style:family="text">
      <style:text-properties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13244c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officeooo:rsid="00175183"/>
    </style:style>
    <style:style style:name="T5" style:family="text">
      <style:text-properties officeooo:rsid="00132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<text:span text:style-name="T5">yo</text:span>u </text:p>
      <text:p text:style-name="P4"/>
      <text:p text:style-name="P4">M<text:span text:style-name="T5">r</text:span> </text:p>
      <text:p text:style-name="P3"/>
      <text:p text:style-name="P2">This is a very important letter from <text:s/><text:span text:style-name="T5">Tom <text:s/>to </text:span><text:span text:style-name="T3">jerry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8-21T16:59:56.118982324</dc:date>
    <meta:editing-cycles>57</meta:editing-cycles>
    <meta:generator>LibreOffice/4.4.2.2$Linux_X86_64 LibreOffice_project/40m0$Build-2</meta:generator>
    <meta:editing-duration>PT57S</meta:editing-duration>
    <meta:document-statistic meta:table-count="0" meta:image-count="0" meta:object-count="0" meta:page-count="1" meta:paragraph-count="3" meta:word-count="15" meta:character-count="75" meta:non-whitespace-character-count="59"/>
  </office:meta>
</office:document-meta>
</file>